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900000327587A33E0C1E3E38F.png" manifest:media-type="image/png"/>
  <manifest:file-entry manifest:full-path="Pictures/100000010000040900000276F7C104DE6E46C928.png" manifest:media-type="image/png"/>
  <manifest:file-entry manifest:full-path="Pictures/10000001000004090000038FADD0F502E2CD4CB7.png" manifest:media-type="image/png"/>
  <manifest:file-entry manifest:full-path="Pictures/10000001000004090000038F6828BBC93A9C6F11.png" manifest:media-type="image/png"/>
  <manifest:file-entry manifest:full-path="Pictures/10000001000004090000038FDFEDAE137B54016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70e6d" officeooo:paragraph-rsid="00170e6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70e6d" officeooo:paragraph-rsid="00170e6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– 3</text:p>
      <text:p text:style-name="P1"/>
      <text:p text:style-name="P2"><draw:frame draw:style-name="fr1" draw:name="Image1" text:anchor-type="char" svg:x="-0.019cm" svg:y="0.159cm" svg:width="17cm" svg:height="13.358cm" draw:z-index="0"><draw:image xlink:href="Pictures/10000001000004090000038FDFEDAE137B540162.png" xlink:type="simple" xlink:show="embed" xlink:actuate="onLoad" draw:mime-type="image/png"/></draw:frame></text:p>
      <text:p text:style-name="P2"/>
      <text:p text:style-name="P2"><draw:frame draw:style-name="fr1" draw:name="Image2" text:anchor-type="char" svg:x="0cm" svg:y="0.102cm" svg:width="17cm" svg:height="10.515cm" draw:z-index="1"><draw:image xlink:href="Pictures/10000001000004090000038F6828BBC93A9C6F11.png" xlink:type="simple" xlink:show="embed" xlink:actuate="onLoad" draw:mime-type="image/png"/></draw:frame></text:p>
      <text:p text:style-name="P2"><text:soft-page-break/></text:p>
      <text:p text:style-name="P2"><draw:frame draw:style-name="fr1" draw:name="Image3" text:anchor-type="char" svg:x="0cm" svg:y="0.049cm" svg:width="17cm" svg:height="9.876cm" draw:z-index="2"><draw:image xlink:href="Pictures/10000001000004090000038FADD0F502E2CD4CB7.png" xlink:type="simple" xlink:show="embed" xlink:actuate="onLoad" draw:mime-type="image/png"/></draw:frame></text:p>
      <text:p text:style-name="P2"/>
      <text:p text:style-name="P2"><draw:frame draw:style-name="fr1" draw:name="Image4" text:anchor-type="char" svg:x="-0.093cm" svg:y="0.153cm" svg:width="17cm" svg:height="13.28cm" draw:z-index="3"><draw:image xlink:href="Pictures/100000010000040900000327587A33E0C1E3E38F.png" xlink:type="simple" xlink:show="embed" xlink:actuate="onLoad" draw:mime-type="image/png"/></draw:frame></text:p>
      <text:p text:style-name="P2"><text:soft-page-break/></text:p>
      <text:p text:style-name="P2"><draw:frame draw:style-name="fr1" draw:name="Image5" text:anchor-type="char" svg:x="0cm" svg:y="0.512cm" svg:width="17cm" svg:height="10.366cm" draw:z-index="4"><draw:image xlink:href="Pictures/100000010000040900000276F7C104DE6E46C928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9:14:16.392016255</meta:creation-date>
    <dc:date>2024-05-21T19:19:09.225453308</dc:date>
    <meta:editing-duration>PT4M53S</meta:editing-duration>
    <meta:editing-cycles>1</meta:editing-cycles>
    <meta:generator>LibreOffice/7.3.7.2$Linux_X86_64 LibreOffice_project/30$Build-2</meta:generator>
    <meta:document-statistic meta:table-count="0" meta:image-count="5" meta:object-count="0" meta:page-count="3" meta:paragraph-count="1" meta:word-count="3" meta:character-count="17" meta:non-whitespace-character-count="14"/>
  </office:meta>
</office:document-meta>
</file>